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55F0000036CC47A6046.png" manifest:media-type="image/png"/>
  <manifest:file-entry manifest:full-path="Pictures/10000000000005A000000384A4191642.png" manifest:media-type="image/png"/>
  <manifest:file-entry manifest:full-path="Pictures/10000000000005A0000003848561168A.png" manifest:media-type="image/png"/>
  <manifest:file-entry manifest:full-path="Pictures/1000020100000577000000D9BAA665BA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379cm, 0.101cm, 8.1cm, 7.639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45cm, 1.91cm, 9.52cm, 3.821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5.9cm, 0.101cm, 0.101cm, 7.639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161cm, 1.82cm, 1.161cm, 1.82cm)" draw:image-opacity="100%" style:mirror="none"/>
    </style:style>
    <style:style style:name="gr7" style:family="graphic" style:parent-style-name="塗りつぶしなし線なしオブジェクト">
      <style:graphic-properties draw:textarea-vertical-align="middle" draw:ole-draw-aspect="1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subtitle">
      <style:graphic-properties draw:fill-color="#ffffff" fo:min-height="12.17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506cm"/>
    </style:style>
    <style:style style:name="pr5" style:family="presentation" style:parent-style-name="BrightBlue-outline1">
      <style:graphic-properties fo:min-height="11.928cm"/>
    </style:style>
    <style:style style:name="pr6" style:family="presentation" style:parent-style-name="BrightBlue-subtitle">
      <style:graphic-properties draw:fill-color="#ffffff" fo:min-height="3.484cm"/>
    </style:style>
    <style:style style:name="P1" style:family="paragraph">
      <style:paragraph-properties fo:text-align="star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  <style:text-properties style:font-size-asian="32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4.073cm" svg:x="1.4cm" svg:y="0.498cm" presentation:class="title">
          <draw:text-box>
            <text:p>課題９ フラウンフォーファー回折現象</text:p>
          </draw:text-box>
        </draw:frame>
        <draw:frame presentation:style-name="pr2" draw:layer="layout" svg:width="25.199cm" svg:height="12.178cm" svg:x="5.8cm" svg:y="5.222cm" presentation:class="subtitle" presentation:user-transformed="true">
          <draw:text-box>
            <text:p text:style-name="P1">14111029　中野　 <text:s text:c="3"/>太輔</text:p>
            <text:p text:style-name="P1">14111010　大古場　隆士</text:p>
            <text:p text:style-name="P1">14111017　近藤　 <text:s text:c="3"/>広隆</text:p>
            <text:p text:style-name="P1">14111028　中根　 <text:s text:c="3"/>寛史</text:p>
            <text:p text:style-name="P1">14111047　山方　 <text:s text:c="3"/>香菜子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>
        <draw:frame draw:style-name="gr2" draw:text-style-name="P2" draw:layer="layout" svg:width="7.508cm" svg:height="1.661cm" svg:x="0.8cm" svg:y="1.939cm">
          <draw:text-box>
            <text:p><text:span text:style-name="T1">課題の説明</text:span></text:p>
          </draw:text-box>
        </draw:frame>
        <draw:frame draw:style-name="gr3" draw:text-style-name="P3" draw:layer="layout" svg:width="27.209cm" svg:height="11.328cm" svg:x="0.391cm" svg:y="5.2cm">
          <draw:image xlink:href="Pictures/10000000000005A0000003848561168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draw:frame draw:style-name="gr4" draw:text-style-name="P3" draw:layer="layout" svg:width="27.23cm" svg:height="10.239cm" svg:x="-2.4cm" svg:y="9.4cm">
          <draw:image xlink:href="Pictures/10000000000005A000000384A4191642.png" xlink:type="simple" xlink:show="embed" xlink:actuate="onLoad">
            <text:p/>
          </draw:image>
        </draw:frame>
        <draw:frame draw:style-name="gr5" draw:text-style-name="P3" draw:layer="layout" svg:width="27.209cm" svg:height="6.638cm" svg:x="0.8cm" svg:y="1.577cm">
          <draw:image xlink:href="Pictures/10000000000005A0000003848561168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draw:frame draw:style-name="gr6" draw:text-style-name="P3" draw:layer="layout" svg:width="25.209cm" svg:height="16.059cm" svg:x="1.591cm" svg:y="2cm">
          <draw:image xlink:href="Pictures/100002010000055F0000036CC47A60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>
          <draw:text-box>
            <text:p text:style-name="P1">課題の目標</text:p>
          </draw:text-box>
        </draw:frame>
        <draw:frame presentation:style-name="pr2" draw:text-style-name="P5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5">フラウンフォーハー回折現象をC言語を用いて解く。</text:p>
                <text:p text:style-name="P5"/>
              </text:list-item>
              <text:list-item>
                <text:p text:style-name="P5">ｋの和と　　の時間平均を計算する。</text:p>
                <text:p text:style-name="P5"/>
              </text:list-item>
              <text:list-item>
                <text:p text:style-name="P5">光路差dkを修正した光路差で計算を行う。</text:p>
                <text:p text:style-name="P5"/>
              </text:list-item>
              <text:list-item>
                <text:p text:style-name="P5">Eq（9）の場合と比較したグラフを描く。 <text:s/></text:p>
              </text:list-item>
            </text:list>
          </draw:text-box>
        </draw:frame>
        <draw:frame draw:style-name="gr7" draw:text-style-name="P3" draw:layer="layout" svg:width="1.999cm" svg:height="0.999cm" svg:x="13.037cm" svg:y="10.0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1.835cm" svg:height="1.2cm" svg:x="6.5cm" svg:y="9.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">解決方法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4" draw:layer="layout" svg:width="25.199cm" svg:height="3.506cm" svg:x="1.001cm" svg:y="0.6cm" presentation:class="title" presentation:user-transformed="true">
          <draw:text-box>
            <text:p text:style-name="P1">ミッション１</text:p>
          </draw:text-box>
        </draw:frame>
        <draw:frame presentation:style-name="pr6" draw:text-style-name="P1" draw:layer="layout" svg:width="25.199cm" svg:height="3.484cm" svg:x="1.201cm" svg:y="5.116cm" presentation:class="subtitle" presentation:user-transformed="true">
          <draw:text-box>
            <text:p text:style-name="P1">具体的にこの計算（スクリーンに映し出される回折ターンの計算）を行いなさい。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">C言語によるプログラム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">ミッション２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スクリーンまでの距離xも考えると、光路差dkは正確ではない。修正した光路差で計算を行いなさい。</text:p>
                <text:p>Eq(9)の場合と比較したグラフを描け。</text:p>
                <text:p>（xが大きい場合と小さい場合）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AA665BA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3:08:01.484706641</meta:creation-date>
    <dc:date>2015-12-17T12:02:10.950228536</dc:date>
    <meta:editing-duration>PT35M54S</meta:editing-duration>
    <meta:editing-cycles>9</meta:editing-cycles>
    <meta:generator>LibreOffice/4.2.8.2$Linux_x86 LibreOffice_project/420m0$Build-2</meta:generator>
    <meta:document-statistic meta:object-count="7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</annotation>
  </semantics>
</math>
</file>